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tentwicklung</text:p>
      <text:p text:style-name="P1"/>
      <text:p text:style-name="P2">Auf unserem Markt haben wir nur 2 Konkurrenten. Leider stammen diese aus ein und der selben Firma : Google. Da wäre zum einen der kostenlose Google-übersetzter, für den man allerdings Internet braucht. Das andere Produkt ist ein Prototyp, der auch auf unsere Versprechen eingeht, wie z.b. zeitgleiches Übersetzen eines Gespräches und Abschottung anderer störenden Geräusche.</text:p>
      <text:p text:style-name="P2">Aber was unser Produkt so regulär macht, ist dass unsere „Petac's“:</text:p>
      <text:list xml:id="list922253670853588230" text:style-name="L1">
        <text:list-item>
          <text:p text:style-name="P3">kein Internet Zugang benötigen</text:p>
        </text:list-item>
        <text:list-item>
          <text:p text:style-name="P3">im Gegensatz zu Googles Kopfhörer, die extra für das Pixel Handy entwickelt wurden, benötigt man für unsere Kopfhörer nicht mal ein Google Konto. Es ist mit jedem Handy kompatibel und braucht diese Koppelung, per Bluetooth, auch nur zum Musik abspielen, oder telefonieren (keine Gebühr für Datenübertragungen) </text:p>
        </text:list-item>
        <text:list-item>
          <text:p text:style-name="P3">durch die Unterstützung unserer wundervollen Ärztin Dr. Lena Pommermann und der hervorragenden Leistung, unserer zwei Spezialisten Lina Weber und Tom Becker, werden wir dafür sorgen, das unsere Kopfhörer einen sehr guten klang abgeben, ohne dass das Ohr zu Schäden kommt. Es wird auch darauf geachtet, dass der Dolmetscher nicht unangenehm oder gar wie ein Roboter klingt. Ebenso wird die perfekte Passform für das Ohr ermittelt, sodass Sie sogar einen Marathon-Lauf mitmachen können, ohne Angst haben zu müssen, dass Sie ihren Kopfhörer alle 100m verlieren könnten. Das Material wird zum größten Teil aus Karbon bestehen, sodass sie sehr leicht sein werden, ebenso werden sie isoliert und Wasserdicht hergestellt.</text:p>
        </text:list-item>
      </text:list>
      <text:p text:style-name="P2">Der personal Dolmetscher ist wirklich ein muss für jeden Reisenden, egal ob jung oder alt. Wenn sie gerade mal keine Unterhaltung führen, können sie ganz einfach mit nur einem Knopfdruck Musik einschalten und einen Wunderbaren vollen Klang genieß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Renhardt</meta:initial-creator>
    <meta:creation-date>2019-03-14T22:20:14.86</meta:creation-date>
    <meta:printed-by>Kevin Renhardt</meta:printed-by>
    <meta:print-date>2019-03-14T23:03:09.72</meta:print-date>
    <meta:document-statistic meta:table-count="0" meta:image-count="0" meta:object-count="0" meta:page-count="1" meta:paragraph-count="7" meta:word-count="265" meta:character-count="1766"/>
    <dc:date>2019-03-14T23:07:58.72</dc:date>
    <dc:creator>Kevin Renhardt</dc:creator>
    <meta:editing-duration>PT14M42S</meta:editing-duration>
    <meta:editing-cycles>1</meta:editing-cycles>
    <meta:generator>OpenOffice/4.1.5$Win32 OpenOffice.org_project/415m1$Build-9789</meta:generator>
  </office:meta>
</office:document-meta>
</file>